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none" fo:font-weight="bold" officeooo:rsid="001ef2fe" officeooo:paragraph-rsid="001ef2fe" style:font-weight-asian="bold" style:font-weight-complex="bold"/>
    </style:style>
    <style:style style:name="P2" style:family="paragraph" style:parent-style-name="Standard">
      <style:text-properties style:text-underline-style="none" fo:font-weight="normal" officeooo:rsid="001ef2fe" officeooo:paragraph-rsid="001ef2fe" style:font-weight-asian="normal" style:font-weight-complex="normal"/>
    </style:style>
    <style:style style:name="P3" style:family="paragraph" style:parent-style-name="Footer">
      <style:text-properties fo:font-size="10pt" officeooo:rsid="0020d42e" officeooo:paragraph-rsid="0020d42e" style:font-size-asian="10pt" style:font-size-complex="10pt"/>
    </style:style>
    <style:style style:name="P4" style:family="paragraph" style:parent-style-name="Standard" style:list-style-name="L8">
      <style:text-properties style:text-underline-style="none" fo:font-weight="normal" officeooo:rsid="001ef2fe" officeooo:paragraph-rsid="001ef2fe" style:font-weight-asian="normal" style:font-weight-complex="normal"/>
    </style:style>
    <style:style style:name="P5" style:family="paragraph" style:parent-style-name="Standard" style:list-style-name="L8">
      <style:text-properties style:text-underline-style="none" fo:font-weight="normal" officeooo:rsid="001ef2fe" officeooo:paragraph-rsid="00320d6e" style:font-weight-asian="normal" style:font-weight-complex="normal"/>
    </style:style>
    <style:style style:name="P6" style:family="paragraph" style:parent-style-name="Standard" style:list-style-name="L8">
      <style:text-properties style:text-underline-style="none" fo:font-weight="normal" officeooo:rsid="001ef2fe" officeooo:paragraph-rsid="0023505a" style:font-weight-asian="normal" style:font-weight-complex="normal"/>
    </style:style>
    <style:style style:name="P7" style:family="paragraph" style:parent-style-name="Standard" style:list-style-name="L8">
      <style:text-properties style:text-underline-style="none" fo:font-weight="normal" officeooo:rsid="001ef2fe" officeooo:paragraph-rsid="0022cb02" style:font-weight-asian="normal" style:font-weight-complex="normal"/>
    </style:style>
    <style:style style:name="P8" style:family="paragraph" style:parent-style-name="Standard" style:list-style-name="L8">
      <style:text-properties style:text-underline-style="none" fo:font-weight="normal" officeooo:rsid="001ef2fe" officeooo:paragraph-rsid="0025191c" style:font-weight-asian="normal" style:font-weight-complex="normal"/>
    </style:style>
    <style:style style:name="P9" style:family="paragraph" style:parent-style-name="Standard" style:list-style-name="L8">
      <style:text-properties style:text-underline-style="none" fo:font-weight="normal" officeooo:rsid="001ef2fe" officeooo:paragraph-rsid="0028b9e2" style:font-weight-asian="normal" style:font-weight-complex="normal"/>
    </style:style>
    <style:style style:name="P10" style:family="paragraph" style:parent-style-name="Standard" style:list-style-name="L8">
      <style:text-properties style:text-underline-style="none" fo:font-weight="normal" officeooo:rsid="0020d42e" officeooo:paragraph-rsid="0020d42e" style:font-weight-asian="normal" style:font-weight-complex="normal"/>
    </style:style>
    <style:style style:name="P11" style:family="paragraph" style:parent-style-name="Standard" style:list-style-name="L8">
      <style:text-properties style:text-underline-style="none" fo:font-weight="normal" officeooo:rsid="0029658c" officeooo:paragraph-rsid="0029658c" style:font-weight-asian="normal" style:font-weight-complex="normal"/>
    </style:style>
    <style:style style:name="P12" style:family="paragraph" style:parent-style-name="Standard" style:list-style-name="L8">
      <style:text-properties style:text-underline-style="none" fo:font-weight="normal" officeooo:rsid="0023505a" officeooo:paragraph-rsid="0023505a" style:font-weight-asian="normal" style:font-weight-complex="normal"/>
    </style:style>
    <style:style style:name="P13" style:family="paragraph" style:parent-style-name="Standard" style:list-style-name="L8">
      <style:text-properties style:text-underline-style="none" fo:font-weight="normal" officeooo:rsid="0023505a" officeooo:paragraph-rsid="0025191c" style:font-weight-asian="normal" style:font-weight-complex="normal"/>
    </style:style>
    <style:style style:name="P14" style:family="paragraph" style:parent-style-name="Standard" style:list-style-name="L8">
      <style:text-properties style:text-underline-style="none" fo:font-weight="normal" officeooo:rsid="0028b9e2" officeooo:paragraph-rsid="0028b9e2" style:font-weight-asian="normal" style:font-weight-complex="normal"/>
    </style:style>
    <style:style style:name="P15" style:family="paragraph" style:parent-style-name="Standard" style:list-style-name="L8">
      <style:text-properties style:text-underline-style="none" fo:font-weight="normal" officeooo:rsid="0028b9e2" officeooo:paragraph-rsid="002e5c09" style:font-weight-asian="normal" style:font-weight-complex="normal"/>
    </style:style>
    <style:style style:name="P16" style:family="paragraph" style:parent-style-name="Standard" style:list-style-name="L8">
      <style:text-properties style:text-underline-style="none" fo:font-weight="normal" officeooo:rsid="002fa217" officeooo:paragraph-rsid="002fa217" style:font-weight-asian="normal" style:font-weight-complex="normal"/>
    </style:style>
    <style:style style:name="P17" style:family="paragraph" style:parent-style-name="Standard" style:list-style-name="L8">
      <style:text-properties style:text-underline-style="none" fo:font-weight="normal" officeooo:rsid="0026f0e1" officeooo:paragraph-rsid="0026f0e1" style:font-weight-asian="normal" style:font-weight-complex="normal"/>
    </style:style>
    <style:style style:name="P18" style:family="paragraph" style:parent-style-name="Standard" style:list-style-name="L8">
      <style:text-properties style:text-underline-style="none" fo:font-weight="normal" officeooo:rsid="002b05ac" officeooo:paragraph-rsid="002b05ac" style:font-weight-asian="normal" style:font-weight-complex="normal"/>
    </style:style>
    <style:style style:name="P1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2912e5"/>
    </style:style>
    <style:style style:name="T2" style:family="text">
      <style:text-properties officeooo:rsid="0022cb02"/>
    </style:style>
    <style:style style:name="T3" style:family="text">
      <style:text-properties officeooo:rsid="0023505a"/>
    </style:style>
    <style:style style:name="T4" style:family="text">
      <style:text-properties officeooo:rsid="0025191c"/>
    </style:style>
    <style:style style:name="T5" style:family="text">
      <style:text-properties officeooo:rsid="0026f0e1"/>
    </style:style>
    <style:style style:name="T6" style:family="text">
      <style:text-properties officeooo:rsid="0028b9e2"/>
    </style:style>
    <style:style style:name="T7" style:family="text">
      <style:text-properties officeooo:rsid="002aa50c"/>
    </style:style>
    <style:style style:name="T8" style:family="text">
      <style:text-properties officeooo:rsid="002c6e6d"/>
    </style:style>
    <style:style style:name="T9" style:family="text">
      <style:text-properties officeooo:rsid="002e5c09"/>
    </style:style>
    <style:style style:name="T10" style:family="text">
      <style:text-properties fo:font-weight="bold" style:font-weight-asian="bold" style:font-weight-complex="bold"/>
    </style:style>
    <style:style style:name="T11"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11644426864581887" text:style-name="L8">
        <text:list-item>
          <text:p text:style-name="P4">Included Materials (Individual shots of each? <text:span text:style-name="T10">Group shot</text:span>?)</text:p>
          <text:list>
            <text:list-item>
              <text:p text:style-name="P4">Albatross Tool Head</text:p>
            </text:list-item>
            <text:list-item>
              <text:p text:style-name="P4">Wrench<text:span text:style-name="T3">es</text:span> / Tool for Removing Tool Head <text:span text:style-name="T3">(4mm and 2.5mm required)</text:span></text:p>
            </text:list-item>
            <text:list-item>
              <text:p text:style-name="P4">LulzBot Mini desktop 3D printer <text:span text:style-name="T6">(with standard tool head)</text:span></text:p>
            </text:list-item>
            <text:list-item>
              <text:p text:style-name="P4">Standard Tool Head <text:span text:style-name="T6">(mounted on printer)</text:span></text:p>
            </text:list-item>
            <text:list-item>
              <text:p text:style-name="P10">Wire Nozzle Cleaner</text:p>
            </text:list-item>
            <text:list-item>
              <text:p text:style-name="P10">Small UHU Glue Stick</text:p>
            </text:list-item>
            <text:list-item>
              <text:p text:style-name="P11">Zip ties</text:p>
            </text:list-item>
          </text:list>
        </text:list-item>
        <text:list-item>
          <text:p text:style-name="P11">Not included:</text:p>
          <text:list>
            <text:list-item>
              <text:p text:style-name="P11">Scissors (for cutting zip ties)</text:p>
            </text:list-item>
            <text:list-item>
              <text:p text:style-name="P5">LulzBot Mini desktop 3D printer <text:span text:style-name="T6">(with standard tool head)</text:span></text:p>
            </text:list-item>
            <text:list-item>
              <text:p text:style-name="P5">Standard Tool Head <text:span text:style-name="T6">(mounted on printer)</text:span></text:p>
            </text:list-item>
          </text:list>
        </text:list-item>
        <text:list-item>
          <text:p text:style-name="P4">Removing Standard Tool Head</text:p>
          <text:list>
            <text:list-item>
              <text:p text:style-name="P4">Power Off Machine Completely, <text:span text:style-name="T8">Unplug A/C and USB cables, Tool Head and Bed Completely Cooled</text:span></text:p>
            </text:list-item>
            <text:list-item>
              <text:p text:style-name="P12">Loosening Tool Head Cap (2.5mm required)</text:p>
            </text:list-item>
            <text:list-item>
              <text:p text:style-name="P6">Disconnecting Standard Tool Head Cable</text:p>
            </text:list-item>
            <text:list-item>
              <text:p text:style-name="P7">Loosening Standard Tool Head Screws <text:span text:style-name="T2">(4mm required – unscrew from the back. Order of removal matters, if you leave bottom screw last the whole swing swings 180 degrees)</text:span></text:p>
            </text:list-item>
            <text:list-item>
              <text:p text:style-name="P4">Removing Standard Tool Head </text:p>
              <text:list>
                <text:list-item>
                  <text:p text:style-name="P4"><text:span text:style-name="T5">Tool Head </text:span>Storage Guidelines? <office:annotation office:name="__Fieldmark__140_1793758266"><dc:creator>orias </dc:creator><dc:date>2015-06-02T18:37:10</dc:date><text:list text:style-name=""><text:list-item><text:p text:style-name="P19"><text:span text:style-name="T11">Dust free really is the only concern.</text:span></text:p></text:list-item></text:list></office:annotation><text:span text:style-name="T6">Not sure what those would be...</text:span><office:annotation-end office:name="__Fieldmark__140_1793758266"/></text:p>
                </text:list-item>
              </text:list>
            </text:list-item>
          </text:list>
        </text:list-item>
        <text:list-item>
          <text:p text:style-name="P4">Mounting Albatross Tool Head</text:p>
          <text:list>
            <text:list-item>
              <text:p text:style-name="P4"><text:span text:style-name="T3">Mounting</text:span> Albratross Tool Head – <text:span text:style-name="T8">show locating feature </text:span></text:p>
            </text:list-item>
            <text:list-item>
              <text:p text:style-name="P8">Tightening Albatross Tool Head Screws <text:span text:style-name="T2">(4mm required – unscrew from the back. </text:span><office:annotation office:name="__Fieldmark__139_1793758266"><dc:creator>orias </dc:creator><dc:date>2015-06-02T18:36:30</dc:date><text:list text:continue-numbering="true" text:style-name=""><text:list-item><text:p text:style-name="P19"><text:span text:style-name="T11">Note to hold onto tool head while removing screws could minimize risk</text:span></text:p></text:list-item></text:list></office:annotation><text:span text:style-name="T2">Order of removal matters, if you leave bottom screw last the whole swing swings 180 degrees)</text:span><office:annotation-end office:name="__Fieldmark__139_1793758266"/></text:p>
            </text:list-item>
            <text:list-item>
              <text:p text:style-name="P8">Connecting Albatross Tool Head Cables</text:p>
            </text:list-item>
            <text:list-item>
              <text:p text:style-name="P13">Replacing <text:span text:style-name="T4">and Tightening</text:span> Tool Head Cap (2.5mm required)</text:p>
            </text:list-item>
          </text:list>
        </text:list-item>
        <text:list-item>
          <text:p text:style-name="P14">Applying Glue Stick on Bed</text:p>
          <text:list>
            <text:list-item>
              <text:p text:style-name="P11">Recommend doing at room temperature – explain why it's necessary (object removal)</text:p>
            </text:list-item>
          </text:list>
        </text:list-item>
        <text:list-item>
          <text:p text:style-name="P4">Loading Filament</text:p>
          <text:list>
            <text:list-item>
              <text:p text:style-name="P4">Note about <text:span text:style-name="T6">only </text:span>flexible filament (photo optional?)</text:p>
            </text:list-item>
            <text:list-item>
              <text:p text:style-name="P15">Set temperature (screen shot)</text:p>
              <text:list>
                <text:list-item>
                  <text:p text:style-name="P15">WARNING ABOUT MAX TEMPERATURE FOR NINJAFLEX AND SEMIFLEX</text:p>
                </text:list-item>
              </text:list>
            </text:list-item>
            <text:list-item>
              <text:p text:style-name="P9">Mounting Reel on Arm, inserting into Albatross Tool Head.</text:p>
            </text:list-item>
            <text:list-item>
              <text:p text:style-name="P16"><office:annotation office:name="__Fieldmark__125_1793758266"><dc:creator>orias </dc:creator><dc:date>2015-06-02T18:33:44</dc:date><text:list text:continue-numbering="true" text:style-name=""><text:list-item><text:p text:style-name="P19"><text:span text:style-name="T11">Will prevent feeding issues if it's not fully inserted</text:span></text:p></text:list-item><text:list-item><text:p text:style-name="P19"><text:span text:style-name="T11"/></text:p></text:list-item></text:list></office:annotation>Manual Filament Feed (turn the gear)<office:annotation-end office:name="__Fieldmark__125_1793758266"/></text:p>
            </text:list-item>
            <text:list-item>
              <text:p text:style-name="P9">Extrude <text:span text:style-name="T5">Filament Until Consistent Extrusion (screen shot + photo) – Unfortunately, this will take 4-6 presses of the “extrude 10mm” button. </text:span></text:p>
            </text:list-item>
          </text:list>
        </text:list-item>
        <text:list-item>
          <text:p text:style-name="P4">OPTIONAL</text:p>
          <text:list>
            <text:list-item>
              <text:p text:style-name="P17">Photos of Calibrating Albatross Tool Head <office:annotation office:name="__Fieldmark__124_1793758266"><dc:creator>orias </dc:creator><dc:date>2015-06-02T18:33:20</dc:date><text:list text:continue-numbering="true" text:style-name=""><text:list-item><text:p text:style-name="P19"><text:span text:style-name="T11">May not be needed at all with current generation of hobbed bolt</text:span></text:p></text:list-item><text:list-item><text:p text:style-name="P19"><text:span text:style-name="T11"/></text:p></text:list-item></text:list></office:annotation><text:span text:style-name="T6">(not sure what steps are required here)</text:span><office:annotation-end office:name="__Fieldmark__124_1793758266"/></text:p>
            </text:list-item>
          </text:list>
        </text:list-item>
        <text:list-item>
          <text:p text:style-name="P4">Loading Profile (<text:span text:style-name="T6">screen shots. D</text:span>oes this already exist? Can we link to it?) </text:p>
        </text:list-item>
        <text:list-item>
          <text:p text:style-name="P17">Successful Print!</text:p>
          <text:list>
            <text:list-item>
              <text:p text:style-name="P11"><text:soft-page-break/>OBJECT REMOVAL WARNING, BE CAREFUL</text:p>
            </text:list-item>
            <text:list-item>
              <text:p text:style-name="P18"><office:annotation office:name="__Fieldmark__126_1793758266"><dc:creator>orias </dc:creator><dc:date>2015-06-02T18:34:16</dc:date><text:list text:continue-numbering="true" text:style-name=""><text:list-item><text:p text:style-name="P19"><text:span text:style-name="T11">What about turning the extruder gear by hand? They need to know how to do that if they ever push the flexy filaments too fast. It'll jam outside of the extruder body due to the opening.</text:span><text:span text:style-name="T11"><text:line-break/></text:span><text:span text:style-name="T11"/></text:p></text:list-item></text:list></office:annotation>REMOVING FILAMENT MUST BE DONE THROUGH CURA RETRACT<office:annotation-end office:name="__Fieldmark__126_1793758266"/></text:p>
            </text:list-item>
          </text:list>
        </text:list-item>
        <text:list-item>
          <text:p text:style-name="P14">Using Wire Cleaner – <text:span text:style-name="T9">Why?</text:span></text:p>
        </text:list-item>
        <text:list-item>
          <text:p text:style-name="P14">Cleaning Glue Stick <text:span text:style-name="T7">Residue </text:span>After <text:span text:style-name="T7">Print off Print &amp; Print B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text-underline-style="none" fo:font-weight="bold" officeooo:rsid="001ef2fe" officeooo:paragraph-rsid="001ef2fe" style:font-weight-asian="bold" style:font-weight-complex="bold"/>
    </style:style>
    <style:style style:name="MP2" style:family="paragraph" style:parent-style-name="Standard">
      <style:text-properties style:text-underline-style="none" fo:font-weight="normal" officeooo:rsid="001ef2fe" officeooo:paragraph-rsid="001ef2fe" style:font-weight-asian="normal" style:font-weight-complex="normal"/>
    </style:style>
    <style:style style:name="MP3" style:family="paragraph" style:parent-style-name="Footer">
      <style:text-properties fo:font-size="10pt" officeooo:rsid="0020d42e" officeooo:paragraph-rsid="0020d42e" style:font-size-asian="10pt" style:font-size-complex="10pt"/>
    </style:style>
    <style:style style:name="MT1" style:family="text">
      <style:text-properties officeooo:rsid="002912e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lbatross Quick Start Guide – Shot List</text:p>
        <text:p text:style-name="MP2">Friday May 29, 2015</text:p>
      </style:header>
      <style:footer>
        <text:p text:style-name="MP3">http://devel.lulzbot.com/mini/accessories/albatross/production_docs/<text:span text:style-name="MT1">setup-guide/</text:span>shot-list.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9T11:22:14.505414817</meta:creation-date>
    <dc:date>2015-07-15T13:41:00.132519396</dc:date>
    <meta:editing-duration>PT1H5M55S</meta:editing-duration>
    <meta:editing-cycles>15</meta:editing-cycles>
    <meta:generator>LibreOffice/4.3.3.2$Linux_X86_64 LibreOffice_project/430m0$Build-2</meta:generator>
    <dc:creator>Claudio Donndelinger</dc:creator>
    <meta:document-statistic meta:table-count="0" meta:image-count="0" meta:object-count="0" meta:page-count="2" meta:paragraph-count="44" meta:word-count="371" meta:character-count="2256" meta:non-whitespace-character-count="1959"/>
  </office:meta>
</office:document-meta>
</file>